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d4780" officeooo:paragraph-rsid="000d4780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d4780" officeooo:paragraph-rsid="000d478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fo:font-weight="normal" officeooo:rsid="001febb4" officeooo:paragraph-rsid="001febb4" style:font-size-asian="20pt" style:font-weight-asian="normal" style:font-size-complex="20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fo:font-weight="bold" officeooo:rsid="0022ceb2" officeooo:paragraph-rsid="0022ceb2" style:font-size-asian="20pt" style:font-weight-asian="bold" style:font-size-complex="20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20pt" fo:font-weight="bold" officeooo:rsid="0026306d" officeooo:paragraph-rsid="0026306d" style:font-size-asian="17.5pt" style:font-weight-asian="bold" style:font-size-complex="20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20pt" fo:font-weight="bold" officeooo:rsid="003583b3" officeooo:paragraph-rsid="003583b3" style:font-size-asian="17.5pt" style:font-weight-asian="bold" style:font-size-complex="20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officeooo:rsid="000d4780" officeooo:paragraph-rsid="000d4780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bold" officeooo:rsid="0022ceb2" officeooo:paragraph-rsid="0022ceb2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bold" officeooo:rsid="0026306d" officeooo:paragraph-rsid="0026306d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bold" officeooo:rsid="002a2fb2" officeooo:paragraph-rsid="002a2fb2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b113" style:font-weight-asian="normal" style:font-weight-complex="normal"/>
    </style:style>
    <style:style style:name="T3" style:family="text">
      <style:text-properties fo:font-weight="normal" officeooo:rsid="00245e9b" style:font-weight-asian="normal" style:font-weight-complex="normal"/>
    </style:style>
    <style:style style:name="T4" style:family="text">
      <style:text-properties fo:font-weight="normal" officeooo:rsid="00292ae5" style:font-weight-asian="normal" style:font-weight-complex="normal"/>
    </style:style>
    <style:style style:name="T5" style:family="text">
      <style:text-properties fo:font-weight="normal" officeooo:rsid="002d86cc" style:font-weight-asian="normal" style:font-weight-complex="normal"/>
    </style:style>
    <style:style style:name="T6" style:family="text">
      <style:text-properties fo:font-weight="normal" officeooo:rsid="002e055f" style:font-weight-asian="normal" style:font-weight-complex="normal"/>
    </style:style>
    <style:style style:name="T7" style:family="text">
      <style:text-properties fo:font-weight="normal" officeooo:rsid="002e307a" style:font-weight-asian="normal" style:font-weight-complex="normal"/>
    </style:style>
    <style:style style:name="T8" style:family="text">
      <style:text-properties fo:font-weight="normal" officeooo:rsid="00301067" style:font-weight-asian="normal" style:font-weight-complex="normal"/>
    </style:style>
    <style:style style:name="T9" style:family="text">
      <style:text-properties fo:font-weight="normal" officeooo:rsid="003348ac" style:font-weight-asian="normal" style:font-weight-complex="normal"/>
    </style:style>
    <style:style style:name="T10" style:family="text">
      <style:text-properties fo:font-weight="normal" officeooo:rsid="003bbe7a" style:font-weight-asian="normal" style:font-weight-complex="normal"/>
    </style:style>
    <style:style style:name="T11" style:family="text">
      <style:text-properties fo:font-weight="normal" officeooo:rsid="003c5595" style:font-weight-asian="normal" style:font-weight-complex="normal"/>
    </style:style>
    <style:style style:name="T12" style:family="text">
      <style:text-properties officeooo:rsid="003b2e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Fontes</text:p>
      <text:p text:style-name="P2"/>
      <text:list xml:id="list3266909702" text:style-name="L1">
        <text:list-item>
          <text:p text:style-name="P3">Criação da “Bombe”, por Alan Turing <text:span text:style-name="T12">(Avanço Científico)</text:span></text:p>
        </text:list-item>
      </text:list>
      <text:list xml:id="list2656378567" text:style-name="L2">
        <text:list-item>
          <text:list>
            <text:list-item>
              <text:p text:style-name="P7"><text:a xlink:type="simple" xlink:href="https://www.tecmundo.com.br/tecnologia/19161-cientistas-que-mudaram-o-mundo-alan-turing.htm" text:style-name="Internet_20_link" text:visited-style-name="Visited_20_Internet_20_Link"><text:span text:style-name="T1">https://www.tecmundo.com.br/tecnologia/19161-cientistas-que-mudaram-o-mundo-alan-turing.htm</text:span></text:a><text:span text:style-name="T1"> </text:span><text:span text:style-name="T2">(Acesso em 27/0</text:span><text:span text:style-name="T3">9</text:span><text:span text:style-name="T2">/2018)</text:span></text:p>
            </text:list-item>
            <text:list-item>
              <text:p text:style-name="P7"><text:a xlink:type="simple" xlink:href="https://exame.abril.com.br/estilo-de-vida/5-descobertas-de-alan-turing-que-mudaram-o-rumo-da-tecnologia/" text:style-name="Internet_20_link" text:visited-style-name="Visited_20_Internet_20_Link"><text:span text:style-name="T1">https://exame.abril.com.br/estilo-de-vida/5-descobertas-de-alan-turing-que-mudaram-o-rumo-da-tecnologia/</text:span></text:a><text:span text:style-name="T1"> </text:span><text:span text:style-name="T2">(Acesso em 27/0</text:span><text:span text:style-name="T3">9</text:span><text:span text:style-name="T2">/2018)</text:span></text:p>
            </text:list-item>
            <text:list-item>
              <text:p text:style-name="P7"><text:a xlink:type="simple" xlink:href="https://epoca.globo.com/ideias/noticia/2015/01/bpor-que-alan-turing-influenciou-sua-vidab-sem-voce-sequer-notar.html" text:style-name="Internet_20_link" text:visited-style-name="Visited_20_Internet_20_Link"><text:span text:style-name="T2">https://epoca.globo.com/ideias/noticia/2015/01/bpor-que-alan-turing-influenciou-sua-vidab-sem-voce-sequer-notar.html</text:span></text:a><text:span text:style-name="T2"> </text:span><text:span text:style-name="T9">(Acesso em 30/09/2018)</text:span></text:p>
            </text:list-item>
          </text:list>
        </text:list-item>
        <text:list-item>
          <text:p text:style-name="P4"><text:span text:style-name="T2">E</text:span><text:span text:style-name="T1">dward Snowden </text:span><text:span text:style-name="T10">(Pessoa)</text:span></text:p>
          <text:list>
            <text:list-item>
              <text:p text:style-name="P8"><text:a xlink:type="simple" xlink:href="https://pt.wikipedia.org/wiki/Edward_Snowden" text:style-name="Internet_20_link" text:visited-style-name="Visited_20_Internet_20_Link"><text:span text:style-name="T1">https://pt.wikipedia.org/wiki/Edward_Snowden</text:span></text:a><text:span text:style-name="T1"> </text:span><text:span text:style-name="T3">(Acesso em 29/09/2018)</text:span></text:p>
            </text:list-item>
            <text:list-item>
              <text:p text:style-name="P8"><text:a xlink:type="simple" xlink:href="http://g1.globo.com/mundo/noticia/2013/07/entenda-o-caso-de-edward-snowden-que-revelou-espionagem-dos-eua.html" text:style-name="Internet_20_link" text:visited-style-name="Visited_20_Internet_20_Link"><text:span text:style-name="T3">http://g1.globo.com/mundo/noticia/2013/07/entenda-o-caso-de-edward-snowden-que-revelou-espionagem-dos-eua.html</text:span></text:a><text:span text:style-name="T3"> (Acesso em 29/09/2018)</text:span></text:p>
            </text:list-item>
            <text:list-item>
              <text:p text:style-name="P8"><text:a xlink:type="simple" xlink:href="http://g1.globo.com/mundo/noticia/2014/09/edward-snowden-ganha-um-nobel-alternativo-de-direitos-humanos.html" text:style-name="Internet_20_link" text:visited-style-name="Visited_20_Internet_20_Link"><text:span text:style-name="T3">http://g1.globo.com/mundo/noticia/2014/09/edward-snowden-ganha-um-nobel-alternativo-de-direitos-humanos.html</text:span></text:a><text:span text:style-name="T3"> (Acesso em 29/09/2018)</text:span></text:p>
            </text:list-item>
          </text:list>
        </text:list-item>
        <text:list-item>
          <text:p text:style-name="P5"><text:span text:style-name="T3">W</text:span><text:span text:style-name="T1">atson (IBM) vence a competição Jeopardy </text:span><text:span text:style-name="T11">(Evento)</text:span></text:p>
          <text:list>
            <text:list-item>
              <text:p text:style-name="P9"><text:a xlink:type="simple" xlink:href="https://gizmodo.uol.com.br/computador-da-ibm-vence-de-lavada-dois-cerebros-humanos-em-jogo-de-conhecimentos-gerais/" text:style-name="Internet_20_link" text:visited-style-name="Visited_20_Internet_20_Link"><text:span text:style-name="T1">https://gizmodo.uol.com.br/computador-da-ibm-vence-de-lavada-dois-cerebros-humanos-em-jogo-de-conhecimentos-gerais/</text:span></text:a><text:span text:style-name="T1"> (Acesso em 29/09/2018)</text:span></text:p>
            </text:list-item>
            <text:list-item>
              <text:p text:style-name="P9"><text:a xlink:type="simple" xlink:href="https://saude.estadao.com.br/noticias/geral,computador-vence-jeopardy-e-ganha-premio-de-us-1-milhao,680807" text:style-name="Internet_20_link" text:visited-style-name="Visited_20_Internet_20_Link"><text:span text:style-name="T1">https://saude.estadao.com.br/noticias/geral,computador-vence-jeopardy-e-ganha-premio-de-us-1-milhao,680807</text:span></text:a><text:span text:style-name="T1"> (Acesso em 29/09/2018)</text:span></text:p>
            </text:list-item>
            <text:list-item>
              <text:p text:style-name="P9"><text:a xlink:type="simple" xlink:href="https://www.tecmundo.com.br/supercomputadores/8628-humanos-perdem-em-competicao-contra-computador-da-ibm.htm" text:style-name="Internet_20_link" text:visited-style-name="Visited_20_Internet_20_Link"><text:span text:style-name="T1">https://www.tecmundo.com.br/supercomputadores/8628-humanos-perdem-em-competicao-contra-computador-da-ibm.htm</text:span></text:a><text:span text:style-name="T1"> (Acesso em 29/09/2018)</text:span></text:p>
            </text:list-item>
            <text:list-item>
              <text:p text:style-name="P9"><text:a xlink:type="simple" xlink:href="https://exame.abril.com.br/tecnologia/watson-o-fascinante-computador-da-ibm-que-venceu-os-humanos/" text:style-name="Internet_20_link" text:visited-style-name="Visited_20_Internet_20_Link"><text:span text:style-name="T1">https://exame.abril.com.br/tecnologia/watson-o-fascinante-computador-da-ibm-que-venceu-os-humanos/</text:span></text:a><text:span text:style-name="T1"> </text:span><text:span text:style-name="T4">(Acesso em 30/09/2018)</text:span></text:p>
            </text:list-item>
          </text:list>
        </text:list-item>
        <text:list-item>
          <text:p text:style-name="P6"><text:span text:style-name="T1">Tabela ASCII </text:span><text:span text:style-name="T11">(Coisa)</text:span></text:p>
          <text:list>
            <text:list-item>
              <text:p text:style-name="P10"><text:a xlink:type="simple" xlink:href="https://pt.wikipedia.org/wiki/ASCII" text:style-name="Internet_20_link" text:visited-style-name="Visited_20_Internet_20_Link"><text:span text:style-name="T1">https://pt.wikipedia.org/wiki/ASCII</text:span></text:a><text:span text:style-name="T1"> </text:span><text:span text:style-name="T5">(Acesso em 30/09/2018)</text:span></text:p>
            </text:list-item>
            <text:list-item>
              <text:p text:style-name="P10"><text:a xlink:type="simple" xlink:href="https://www.tecmundo.com.br/imagem/1518-o-que-e-codigo-ascii.htm" text:style-name="Internet_20_link" text:visited-style-name="Visited_20_Internet_20_Link"><text:span text:style-name="T5">https://www.tecmundo.com.br/imagem/1518-o-que-e-codigo-ascii.htm</text:span></text:a><text:span text:style-name="T5"> </text:span><text:span text:style-name="T6">(Acesso em 30/09/2018)</text:span></text:p>
            </text:list-item>
            <text:list-item>
              <text:p text:style-name="P10"><text:a xlink:type="simple" xlink:href="https://www.techtudo.com.br/noticias/noticia/2015/02/o-que-e-o-codigo-ascii-e-para-que-serve-descubra.html" text:style-name="Internet_20_link" text:visited-style-name="Visited_20_Internet_20_Link"><text:span text:style-name="T6">https://www.techtudo.com.br/noticias/noticia/2015/02/o-que-e-o-codigo-ascii-e-para-que-serve-descubra.html</text:span></text:a><text:span text:style-name="T6"> </text:span><text:span text:style-name="T7">(Acesso em 30/09/2018)</text:span></text:p>
            </text:list-item>
            <text:list-item>
              <text:p text:style-name="P10"><text:a xlink:type="simple" xlink:href="https://www.ime.usp.br/~elo/IntroducaoComputacao/Caracter.htm" text:style-name="Internet_20_link" text:visited-style-name="Visited_20_Internet_20_Link"><text:span text:style-name="T7">https://www.ime.usp.br/~elo/IntroducaoComputacao/Caracter.htm</text:span></text:a><text:span text:style-name="T7"> </text:span><text:span text:style-name="T8">(Acesso em 30/09/2018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0:17.609000000</meta:creation-date>
    <dc:date>2018-10-01T00:53:06.027000000</dc:date>
    <meta:editing-duration>P3DT5H16M40S</meta:editing-duration>
    <meta:editing-cycles>26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9" meta:word-count="96" meta:character-count="1759" meta:non-whitespace-character-count="1700"/>
  </office:meta>
</office:document-meta>
</file>